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h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3:.B6])" office:value-type="float" office:value="8256" calcext:value-type="float">
            <text:p>8256</text:p>
          </table:table-cell>
          <table:table-cell table:formula="of:=PRODUCT([.C3:.C6])" office:value-type="float" office:value="266240" calcext:value-type="float">
            <text:p>266240</text:p>
          </table:table-cell>
          <table:table-cell table:formula="of:=PRODUCT([.D3:.D6])" office:value-type="float" office:value="2162688" calcext:value-type="float">
            <text:p>2162688</text:p>
          </table:table-cell>
          <table:table-cell table:formula="of:=PRODUCT([.E3:.E6])" office:value-type="float" office:value="2228224" calcext:value-type="float">
            <text:p>2228224</text:p>
          </table:table-cell>
          <table:table-cell table:formula="of:=PRODUCT([.F3:.F6])" office:value-type="float" office:value="557056" calcext:value-type="float">
            <text:p>557056</text:p>
          </table:table-cell>
          <table:table-cell table:formula="of:=PRODUCT([.G3:.G6])" office:value-type="float" office:value="139264" calcext:value-type="float">
            <text:p>139264</text:p>
          </table:table-cell>
          <table:table-cell table:formula="of:=PRODUCT([.H3:.H6])" office:value-type="float" office:value="4194304" calcext:value-type="float">
            <text:p>4194304</text:p>
          </table:table-cell>
          <table:table-cell table:formula="of:=PRODUCT([.I3:.I6])" office:value-type="float" office:value="139264" calcext:value-type="float">
            <text:p>139264</text:p>
          </table:table-cell>
          <table:table-cell table:formula="of:=PRODUCT([.J3:.J6])" office:value-type="float" office:value="1114112" calcext:value-type="float">
            <text:p>1114112</text:p>
          </table:table-cell>
          <table:table-cell table:formula="of:=PRODUCT([.K3:.K6])" office:value-type="float" office:value="4325376" calcext:value-type="float">
            <text:p>4325376</text:p>
          </table:table-cell>
          <table:table-cell table:formula="of:=PRODUCT([.L3:.L6])" office:value-type="float" office:value="2129920" calcext:value-type="float">
            <text:p>2129920</text:p>
          </table:table-cell>
          <table:table-cell table:formula="of:=PRODUCT([.M3:.M6])" office:value-type="float" office:value="133120" calcext:value-type="float">
            <text:p>133120</text:p>
          </table:table-cell>
          <table:table-cell table:formula="of:=PRODUCT([.N3:.N6])" office:value-type="float" office:value="2064" calcext:value-type="float">
            <text:p>2064</text:p>
          </table:table-cell>
          <table:table-cell table:formula="of:=SUM([.B7:.N7])" office:value-type="float" office:value="17399888" calcext:value-type="float">
            <text:p>1739988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7399888" calcext:value-type="float">
            <text:p>1739988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ter_h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7399888" calcext:value-type="float">
            <text:p>17399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13:.B16])" office:value-type="float" office:value="2064" calcext:value-type="float">
            <text:p>2064</text:p>
          </table:table-cell>
          <table:table-cell table:formula="of:=PRODUCT([.C13:.C16])" office:value-type="float" office:value="66560" calcext:value-type="float">
            <text:p>66560</text:p>
          </table:table-cell>
          <table:table-cell table:formula="of:=PRODUCT([.D13:.D16])" office:value-type="float" office:value="540672" calcext:value-type="float">
            <text:p>540672</text:p>
          </table:table-cell>
          <table:table-cell table:formula="of:=PRODUCT([.E13:.E16])" office:value-type="float" office:value="4456448" calcext:value-type="float">
            <text:p>4456448</text:p>
          </table:table-cell>
          <table:table-cell table:formula="of:=PRODUCT([.F13:.F16])" office:value-type="float" office:value="37748736" calcext:value-type="float">
            <text:p>37748736</text:p>
          </table:table-cell>
          <table:table-cell table:formula="of:=PRODUCT([.G13:.G16])" office:value-type="float" office:value="20971520" calcext:value-type="float">
            <text:p>20971520</text:p>
          </table:table-cell>
          <table:table-cell table:formula="of:=SUM([.B17:.G17])" office:value-type="float" office:value="63786000" calcext:value-type="float">
            <text:p>63786000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072" calcext:value-type="float">
            <text:p>30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827" calcext:value-type="float">
            <text:p>282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20:.B23])" office:value-type="float" office:value="19008" calcext:value-type="float">
            <text:p>19008</text:p>
          </table:table-cell>
          <table:table-cell table:formula="of:=PRODUCT([.C20:.C23])" office:value-type="float" office:value="51200" calcext:value-type="float">
            <text:p>51200</text:p>
          </table:table-cell>
          <table:table-cell table:formula="of:=PRODUCT([.D20:.D23])" office:value-type="float" office:value="73728" calcext:value-type="float">
            <text:p>73728</text:p>
          </table:table-cell>
          <table:table-cell table:formula="of:=PRODUCT([.E20:.E23])" office:value-type="float" office:value="8684544" calcext:value-type="float">
            <text:p>8684544</text:p>
          </table:table-cell>
          <table:table-cell table:formula="of:=PRODUCT([.F20:.F23])" office:value-type="float" office:value="264" calcext:value-type="float">
            <text:p>264</text:p>
          </table:table-cell>
          <table:table-cell table:formula="of:=PRODUCT([.G20:.G23])" office:value-type="float" office:value="4224" calcext:value-type="float">
            <text:p>4224</text:p>
          </table:table-cell>
          <table:table-cell table:formula="of:=PRODUCT([.H20:.H23])" office:value-type="float" office:value="1056" calcext:value-type="float">
            <text:p>1056</text:p>
          </table:table-cell>
          <table:table-cell table:formula="of:=SUM([.B24:.H24])" office:value-type="float" office:value="8834024" calcext:value-type="float">
            <text:p>8834024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i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29:.B32])" office:value-type="float" office:value="39872" calcext:value-type="float">
            <text:p>39872</text:p>
          </table:table-cell>
          <table:table-cell table:formula="of:=PRODUCT([.C29:.C32])" office:value-type="float" office:value="704512" calcext:value-type="float">
            <text:p>704512</text:p>
          </table:table-cell>
          <table:table-cell table:formula="of:=PRODUCT([.D29:.D32])" office:value-type="float" office:value="1441792" calcext:value-type="float">
            <text:p>1441792</text:p>
          </table:table-cell>
          <table:table-cell table:formula="of:=PRODUCT([.E29:.E32])" office:value-type="float" office:value="655360" calcext:value-type="float">
            <text:p>655360</text:p>
          </table:table-cell>
          <table:table-cell table:formula="of:=PRODUCT([.F29:.F32])" office:value-type="float" office:value="49152" calcext:value-type="float">
            <text:p>49152</text:p>
          </table:table-cell>
          <table:table-cell table:formula="of:=PRODUCT([.G29:.G32])" office:value-type="float" office:value="49152" calcext:value-type="float">
            <text:p>49152</text:p>
          </table:table-cell>
          <table:table-cell table:formula="of:=PRODUCT([.H29:.H32])" office:value-type="float" office:value="786432" calcext:value-type="float">
            <text:p>786432</text:p>
          </table:table-cell>
          <table:table-cell table:formula="of:=PRODUCT([.I29:.I32])" office:value-type="float" office:value="1579008" calcext:value-type="float">
            <text:p>1579008</text:p>
          </table:table-cell>
          <table:table-cell table:formula="of:=PRODUCT([.J29:.J32])" office:value-type="float" office:value="1" calcext:value-type="float">
            <text:p>1</text:p>
          </table:table-cell>
          <table:table-cell table:formula="of:=PRODUCT([.K29:.K32])" office:value-type="float" office:value="351648" calcext:value-type="float">
            <text:p>351648</text:p>
          </table:table-cell>
          <table:table-cell table:formula="of:=PRODUCT([.L29:.L32])" office:value-type="float" office:value="1" calcext:value-type="float">
            <text:p>1</text:p>
          </table:table-cell>
          <table:table-cell table:formula="of:=PRODUCT([.M29:.M32])" office:value-type="float" office:value="12384" calcext:value-type="float">
            <text:p>12384</text:p>
          </table:table-cell>
          <table:table-cell table:formula="of:=SUM([.B33:.M33])" office:value-type="float" office:value="5669314" calcext:value-type="float">
            <text:p>5669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257" calcext:value-type="float">
            <text:p>257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40:.B43])" office:value-type="float" office:value="19008" calcext:value-type="float">
            <text:p>19008</text:p>
          </table:table-cell>
          <table:table-cell table:formula="of:=PRODUCT([.C40:.C43])" office:value-type="float" office:value="92160" calcext:value-type="float">
            <text:p>92160</text:p>
          </table:table-cell>
          <table:table-cell table:formula="of:=PRODUCT([.D40:.D43])" office:value-type="float" office:value="73728" calcext:value-type="float">
            <text:p>73728</text:p>
          </table:table-cell>
          <table:table-cell table:formula="of:=PRODUCT([.E40:.E43])" office:value-type="float" office:value="1" calcext:value-type="float">
            <text:p>1</text:p>
          </table:table-cell>
          <table:table-cell table:formula="of:=PRODUCT([.F40:.F43])" office:value-type="float" office:value="6553600" calcext:value-type="float">
            <text:p>6553600</text:p>
          </table:table-cell>
          <table:table-cell table:formula="of:=PRODUCT([.G40:.G43])" office:value-type="float" office:value="1" calcext:value-type="float">
            <text:p>1</text:p>
          </table:table-cell>
          <table:table-cell table:formula="of:=PRODUCT([.H40:.H43])" office:value-type="float" office:value="69632" calcext:value-type="float">
            <text:p>69632</text:p>
          </table:table-cell>
          <table:table-cell table:formula="of:=PRODUCT([.I40:.I43])" office:value-type="float" office:value="66560" calcext:value-type="float">
            <text:p>66560</text:p>
          </table:table-cell>
          <table:table-cell table:formula="of:=PRODUCT([.J40:.J43])" office:value-type="float" office:value="2064" calcext:value-type="float">
            <text:p>2064</text:p>
          </table:table-cell>
          <table:table-cell table:formula="of:=SUM([.B44:.J44])" office:value-type="float" office:value="6876754" calcext:value-type="float">
            <text:p>6876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if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176" calcext:value-type="float">
            <text:p>217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152" calcext:value-type="float">
            <text:p>115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51:.B54])" office:value-type="float" office:value="19936" calcext:value-type="float">
            <text:p>19936</text:p>
          </table:table-cell>
          <table:table-cell table:formula="of:=PRODUCT([.C51:.C54])" office:value-type="float" office:value="88064" calcext:value-type="float">
            <text:p>88064</text:p>
          </table:table-cell>
          <table:table-cell table:formula="of:=PRODUCT([.D51:.D54])" office:value-type="float" office:value="90112" calcext:value-type="float">
            <text:p>90112</text:p>
          </table:table-cell>
          <table:table-cell table:formula="of:=PRODUCT([.E51:.E54])" office:value-type="float" office:value="98304" calcext:value-type="float">
            <text:p>98304</text:p>
          </table:table-cell>
          <table:table-cell table:formula="of:=PRODUCT([.F51:.F54])" office:value-type="float" office:value="81920" calcext:value-type="float">
            <text:p>81920</text:p>
          </table:table-cell>
          <table:table-cell table:formula="of:=PRODUCT([.G51:.G54])" office:value-type="float" office:value="2506752" calcext:value-type="float">
            <text:p>2506752</text:p>
          </table:table-cell>
          <table:table-cell table:formula="of:=PRODUCT([.H51:.H54])" office:value-type="float" office:value="49152" calcext:value-type="float">
            <text:p>49152</text:p>
          </table:table-cell>
          <table:table-cell table:formula="of:=PRODUCT([.I51:.I54])" office:value-type="float" office:value="98304" calcext:value-type="float">
            <text:p>98304</text:p>
          </table:table-cell>
          <table:table-cell table:formula="of:=PRODUCT([.J51:.J54])" office:value-type="float" office:value="98688" calcext:value-type="float">
            <text:p>98688</text:p>
          </table:table-cell>
          <table:table-cell table:formula="of:=PRODUCT([.K51:.K54])" office:value-type="float" office:value="1" calcext:value-type="float">
            <text:p>1</text:p>
          </table:table-cell>
          <table:table-cell table:formula="of:=PRODUCT([.L51:.L54])" office:value-type="float" office:value="98208" calcext:value-type="float">
            <text:p>98208</text:p>
          </table:table-cell>
          <table:table-cell table:formula="of:=PRODUCT([.M51:.M54])" office:value-type="float" office:value="1" calcext:value-type="float">
            <text:p>1</text:p>
          </table:table-cell>
          <table:table-cell table:formula="of:=PRODUCT([.N51:.N54])" office:value-type="float" office:value="12384" calcext:value-type="float">
            <text:p>12384</text:p>
          </table:table-cell>
          <table:table-cell table:formula="of:=SUM([.B55:.N55])" office:value-type="float" office:value="3241826" calcext:value-type="float">
            <text:p>3241826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x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176" calcext:value-type="float">
            <text:p>217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152" calcext:value-type="float">
            <text:p>115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60:.B63])" office:value-type="float" office:value="19936" calcext:value-type="float">
            <text:p>19936</text:p>
          </table:table-cell>
          <table:table-cell table:formula="of:=PRODUCT([.C60:.C63])" office:value-type="float" office:value="88064" calcext:value-type="float">
            <text:p>88064</text:p>
          </table:table-cell>
          <table:table-cell table:formula="of:=PRODUCT([.D60:.D63])" office:value-type="float" office:value="90112" calcext:value-type="float">
            <text:p>90112</text:p>
          </table:table-cell>
          <table:table-cell table:formula="of:=PRODUCT([.E60:.E63])" office:value-type="float" office:value="98304" calcext:value-type="float">
            <text:p>98304</text:p>
          </table:table-cell>
          <table:table-cell table:formula="of:=PRODUCT([.F60:.F63])" office:value-type="float" office:value="81920" calcext:value-type="float">
            <text:p>81920</text:p>
          </table:table-cell>
          <table:table-cell table:formula="of:=PRODUCT([.G60:.G63])" office:value-type="float" office:value="2506752" calcext:value-type="float">
            <text:p>2506752</text:p>
          </table:table-cell>
          <table:table-cell table:formula="of:=PRODUCT([.H60:.H63])" office:value-type="float" office:value="98304" calcext:value-type="float">
            <text:p>98304</text:p>
          </table:table-cell>
          <table:table-cell table:formula="of:=PRODUCT([.I60:.I63])" office:value-type="float" office:value="98304" calcext:value-type="float">
            <text:p>98304</text:p>
          </table:table-cell>
          <table:table-cell table:formula="of:=PRODUCT([.J60:.J63])" office:value-type="float" office:value="81920" calcext:value-type="float">
            <text:p>81920</text:p>
          </table:table-cell>
          <table:table-cell table:formula="of:=PRODUCT([.K60:.K63])" office:value-type="float" office:value="1" calcext:value-type="float">
            <text:p>1</text:p>
          </table:table-cell>
          <table:table-cell table:formula="of:=PRODUCT([.L60:.L63])" office:value-type="float" office:value="97920" calcext:value-type="float">
            <text:p>97920</text:p>
          </table:table-cell>
          <table:table-cell table:formula="of:=PRODUCT([.M60:.M63])" office:value-type="float" office:value="10320" calcext:value-type="float">
            <text:p>10320</text:p>
          </table:table-cell>
          <table:table-cell table:formula="of:=PRODUCT([.N60:.N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B64:.O64])" office:value-type="float" office:value="3271859" calcext:value-type="float">
            <text:p>327185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even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69:.B72])" office:value-type="float" office:value="55872" calcext:value-type="float">
            <text:p>55872</text:p>
          </table:table-cell>
          <table:table-cell table:formula="of:=PRODUCT([.C69:.C72])" office:value-type="float" office:value="92160" calcext:value-type="float">
            <text:p>92160</text:p>
          </table:table-cell>
          <table:table-cell table:formula="of:=PRODUCT([.D69:.D72])" office:value-type="float" office:value="73728" calcext:value-type="float">
            <text:p>73728</text:p>
          </table:table-cell>
          <table:table-cell table:formula="of:=PRODUCT([.E69:.E72])" office:value-type="float" office:value="81920" calcext:value-type="float">
            <text:p>81920</text:p>
          </table:table-cell>
          <table:table-cell table:formula="of:=PRODUCT([.F69:.F72])" office:value-type="float" office:value="1" calcext:value-type="float">
            <text:p>1</text:p>
          </table:table-cell>
          <table:table-cell table:formula="of:=PRODUCT([.G69:.G72])" office:value-type="float" office:value="6553600" calcext:value-type="float">
            <text:p>6553600</text:p>
          </table:table-cell>
          <table:table-cell table:formula="of:=PRODUCT([.H69:.H72])" office:value-type="float" office:value="1" calcext:value-type="float">
            <text:p>1</text:p>
          </table:table-cell>
          <table:table-cell table:formula="of:=PRODUCT([.I69:.I72])" office:value-type="float" office:value="90112" calcext:value-type="float">
            <text:p>90112</text:p>
          </table:table-cell>
          <table:table-cell table:formula="of:=PRODUCT([.J69:.J72])" office:value-type="float" office:value="98304" calcext:value-type="float">
            <text:p>98304</text:p>
          </table:table-cell>
          <table:table-cell table:formula="of:=PRODUCT([.K69:.K72])" office:value-type="float" office:value="98304" calcext:value-type="float">
            <text:p>98304</text:p>
          </table:table-cell>
          <table:table-cell table:formula="of:=PRODUCT([.L69:.L72])" office:value-type="float" office:value="90112" calcext:value-type="float">
            <text:p>90112</text:p>
          </table:table-cell>
          <table:table-cell table:formula="of:=PRODUCT([.M69:.M72])" office:value-type="float" office:value="99328" calcext:value-type="float">
            <text:p>99328</text:p>
          </table:table-cell>
          <table:table-cell table:formula="of:=PRODUCT([.N69:.N72])" office:value-type="float" office:value="16384" calcext:value-type="float">
            <text:p>16384</text:p>
          </table:table-cell>
          <table:table-cell table:formula="of:=SUM([.B73:.N73])" office:value-type="float" office:value="7349826" calcext:value-type="float">
            <text:p>7349826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ig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ter_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lter_w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table:formula="of:=PRODUCT([.B78:.B81])" office:value-type="float" office:value="39872" calcext:value-type="float">
            <text:p>39872</text:p>
          </table:table-cell>
          <table:table-cell table:formula="of:=PRODUCT([.C78:.C81])" office:value-type="float" office:value="94208" calcext:value-type="float">
            <text:p>94208</text:p>
          </table:table-cell>
          <table:table-cell table:formula="of:=PRODUCT([.D78:.D81])" office:value-type="float" office:value="90112" calcext:value-type="float">
            <text:p>90112</text:p>
          </table:table-cell>
          <table:table-cell table:formula="of:=PRODUCT([.E78:.E81])" office:value-type="float" office:value="98304" calcext:value-type="float">
            <text:p>98304</text:p>
          </table:table-cell>
          <table:table-cell table:formula="of:=PRODUCT([.F78:.F81])" office:value-type="float" office:value="76800" calcext:value-type="float">
            <text:p>76800</text:p>
          </table:table-cell>
          <table:table-cell table:formula="of:=PRODUCT([.G78:.G81])" office:value-type="float" office:value="1" calcext:value-type="float">
            <text:p>1</text:p>
          </table:table-cell>
          <table:table-cell table:formula="of:=PRODUCT([.H78:.H81])" office:value-type="float" office:value="6553600" calcext:value-type="float">
            <text:p>6553600</text:p>
          </table:table-cell>
          <table:table-cell table:formula="of:=PRODUCT([.I78:.I81])" office:value-type="float" office:value="1" calcext:value-type="float">
            <text:p>1</text:p>
          </table:table-cell>
          <table:table-cell table:formula="of:=PRODUCT([.J78:.J81])" office:value-type="float" office:value="90112" calcext:value-type="float">
            <text:p>90112</text:p>
          </table:table-cell>
          <table:table-cell table:formula="of:=PRODUCT([.K78:.K81])" office:value-type="float" office:value="98304" calcext:value-type="float">
            <text:p>98304</text:p>
          </table:table-cell>
          <table:table-cell table:formula="of:=PRODUCT([.L78:.L81])" office:value-type="float" office:value="98304" calcext:value-type="float">
            <text:p>98304</text:p>
          </table:table-cell>
          <table:table-cell table:formula="of:=PRODUCT([.M78:.M81])" office:value-type="float" office:value="90112" calcext:value-type="float">
            <text:p>90112</text:p>
          </table:table-cell>
          <table:table-cell table:formula="of:=PRODUCT([.N78:.N81])" office:value-type="float" office:value="99328" calcext:value-type="float">
            <text:p>99328</text:p>
          </table:table-cell>
          <table:table-cell table:formula="of:=PRODUCT([.O78:.O81])" office:value-type="float" office:value="16384" calcext:value-type="float">
            <text:p>16384</text:p>
          </table:table-cell>
          <table:table-cell table:formula="of:=SUM([.B82:.O82])" office:value-type="float" office:value="7445442" calcext:value-type="float">
            <text:p>744544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16:34:46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1:09:32.075000000</meta:creation-date>
    <dc:date>2018-02-28T15:18:46.091000000</dc:date>
    <meta:editing-duration>P2DT3H47M33S</meta:editing-duration>
    <meta:editing-cycles>4</meta:editing-cycles>
    <meta:generator>LibreOffice/5.4.4.2$Windows_X86_64 LibreOffice_project/2524958677847fb3bb44820e40380acbe820f960</meta:generator>
    <meta:document-statistic meta:table-count="1" meta:cell-count="741" meta:object-count="0"/>
  </office:meta>
</office:document-meta>
</file>